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/>
    <style:font-face style:name="Iskoola Pota1" svg:font-family="'Iskoola Pota'" style:font-family-generic="swiss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52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8.4791in"/>
    </style:style>
    <style:style style:name="co8" style:family="table-column">
      <style:table-column-properties fo:break-before="auto" style:column-width="16.5311in"/>
    </style:style>
    <style:style style:name="co9" style:family="table-column">
      <style:table-column-properties fo:break-before="auto" style:column-width="1.5835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11.9272in"/>
    </style:style>
    <style:style style:name="co12" style:family="table-column">
      <style:table-column-properties fo:break-before="auto" style:column-width="2.3646in"/>
    </style:style>
    <style:style style:name="co13" style:family="table-column">
      <style:table-column-properties fo:break-before="auto" style:column-width="9.5in"/>
    </style:style>
    <style:style style:name="co14" style:family="table-column">
      <style:table-column-properties fo:break-before="auto" style:column-width="1.7709in"/>
    </style:style>
    <style:style style:name="co15" style:family="table-column">
      <style:table-column-properties fo:break-before="auto" style:column-width="7.552in"/>
    </style:style>
    <style:style style:name="co16" style:family="table-column">
      <style:table-column-properties fo:break-before="auto" style:column-width="0.948in"/>
    </style:style>
    <style:style style:name="co17" style:family="table-column">
      <style:table-column-properties fo:break-before="auto" style:column-width="0.75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fo:font-size="12pt" style:font-name-asian="Iskoola Pota" style:font-size-asian="12pt" style:font-name-complex="Iskoola Pota" style:font-size-complex="1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style:font-name-asian="Iskoola Pota" style:font-name-complex="Iskoola Pota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" style:font-name-asian="Iskoola Pota" style:font-name-complex="Iskoola Pota"/>
    </style:style>
    <style:style style:name="ce3" style:family="table-cell" style:parent-style-name="Normal_20_5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fo:font-size="12pt" style:font-name-asian="Iskoola Pota" style:font-size-asian="12pt" style:font-name-complex="Iskoola Pota" style:font-size-complex="12pt"/>
    </style:style>
    <style:style style:name="ce4" style:family="table-cell" style:parent-style-name="Normal_20_6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00" style:font-name="Iskoola Pota" fo:font-size="12pt" style:font-name-asian="Iskoola Pota" style:font-size-asian="12pt" style:font-name-complex="Iskoola Pota" style:font-size-complex="12pt"/>
    </style:style>
    <style:style style:name="ce11" style:family="table-cell" style:parent-style-name="Normal_20_2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" fo:font-size="11pt" style:font-name-asian="Iskoola Pota" style:font-size-asian="11pt" style:font-name-complex="Iskoola Pota" style:font-size-complex="11pt"/>
    </style:style>
    <style:style style:name="ce12" style:family="table-cell" style:parent-style-name="Normal_20_3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Iskoola Pota" fo:font-size="11pt" style:font-name-asian="Iskoola Pota" style:font-size-asian="11pt" style:font-name-complex="Iskoola Pota" style:font-size-complex="11pt"/>
    </style:style>
    <style:style style:name="ce5" style:family="table-cell" style:parent-style-name="Default" style:data-style-name="N121">
      <style:text-properties style:font-name="Iskoola Pota1" fo:font-size="12pt" style:font-name-asian="Iskoola Pota" style:font-size-asian="12pt" style:font-name-complex="Iskoola Pota" style:font-size-complex="12pt"/>
    </style:style>
    <style:style style:name="ce1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6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1-ep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ඉතිහාසය හැඳින්වීම</text:p>
          </table:table-cell>
          <table:table-cell office:value-type="string" calcext:value-type="string">
            <text:p>ඉතිහාසය යනු කුමක් ද? ඉතිහාසය ඉගෙන ගන්නේ කෙසේද?</text:p>
          </table:table-cell>
          <table:table-cell office:value-type="string" calcext:value-type="string">
            <text:p>මෙම ඒකකයෙන් ඉතිහාසය යනු කුමක් ද යන්නත්, ඉතිහාසය ඉගෙන ගන්නේ කෙසේ ද යන්නත්, සාහිත්‍ය මූලාශ‍්‍රය හා පුරාවිද්‍යාත්මක මූලාශ‍්‍රය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ඉතිහාසය යනු කුමක්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 කාල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තීතයේ සිට වර්තමානය දක්වා මිනිසාගේ කතන්දරයය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එක්දහස් පන්සිය හතළිහකට පෙර කාල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මූලාශ‍්‍රය යනු මොනවා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 කාලයයි <text:s text:c="24"/>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තීතයේ සිට වර්තමානය දක්වා මිනිසාගේ කතන්දරය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 කාලවලදී මිනිසා විසින් කළ දෑ පිළිබඳ ව දැනගැනීමට ඉවහල් වන සාක්‍ෂි ඇතුළත් දේ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ඉතිහාසය ඉගෙනීමට ප‍්‍රයෝජනවත් වන මූලාශ‍්‍ර දෙවර්ගය </text:p>
          </table:table-cell>
          <table:table-cell/>
          <table:table-cell office:value-type="string" calcext:value-type="string">
            <text:p>සාහිත්‍ය මූලාශ‍්‍රය සහ පුරාවිද්‍යාත්මක මූලාශ‍්‍ර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සාහිත්‍ය මූලාශ‍්‍රය යනු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පුරාවිද්‍යාත්මක මූලාශ‍්‍රය යනු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1-ep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ඉතිහාසය හැඳින්වීම</text:p>
          </table:table-cell>
          <table:table-cell office:value-type="string" calcext:value-type="string">
            <text:p>ඉතිහාසය ඉගෙන ගැනීමේ ප‍්‍රයෝජන /ඉතිහාස කාලය මැන ගන්නේ කෙසේ ද?</text:p>
          </table:table-cell>
          <table:table-cell office:value-type="string" calcext:value-type="string">
            <text:p>මෙම ඒකකයෙන් ඉතිහාසය ඉගෙන ගැනීමේ ප‍්‍රයෝජන පිළිබඳවත් <text:s/>ඉතිහාස කාලය මැන ගැනීමේදී භාවිත වන වර්ෂ ක‍්‍රම(ක‍්‍රිස්තු වර්ෂ,බුද්ධ වර්ෂ,ශත වර්ෂ,හජ්රි වර්ෂ) පිළිබදවත් <text:s/>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මහම්මත්තුමා මක්කම සිට මදීනා නගරයට පැමිණි වර්ෂය නම් කරන්න.</text:p>
          </table:table-cell>
          <table:table-cell/>
          <table:table-cell office:value-type="string" calcext:value-type="string">
            <text:p>ක‍්‍රිස්තු වර්ෂ 62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622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ර්වෂ 624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62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හින්දු දින දර්ශනයට අනුව ශත වර්ෂවල ආරම්භය සිදුවන වර්ෂය නම් කරන්න.</text:p>
          </table:table-cell>
          <table:table-cell/>
          <table:table-cell office:value-type="string" calcext:value-type="string">
            <text:p>ක‍්‍රිස්තු වර්ෂ 1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7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8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9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ක‍්‍රිස්තුන් වහන්සේගේ උත්පත්තියෙන් පසු කාලය හැඳින්වෙන්නේ කුමන නමින් ද?</text:p>
          </table:table-cell>
          <table:table-cell/>
          <table:table-cell office:value-type="string" calcext:value-type="string">
            <text:p>ක‍්‍රිස්තු වර්ෂ යන නමින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ශක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පූර්ව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බුද්ධ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මිහිදු මහරහතන් වහන්සේ මෙරටට වැඩම කරන ලද වර්ෂය නම් කරන්න.</text:p>
          </table:table-cell>
          <table:table-cell/>
          <table:table-cell office:value-type="string" calcext:value-type="string">
            <text:p>ක‍්‍රිස්තු වර්ෂ 1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7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88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පූර්ව 250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පුරාවිද්‍යාත්මක කැණීම යනු කුමක් ද?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1-ep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stions &amp; answers</text:p>
          </table:table-cell>
          <table:table-cell office:value-type="string" calcext:value-type="string">
            <text:p>පුනරීක්ෂණ </text:p>
          </table:table-cell>
          <table:table-cell office:value-type="string" calcext:value-type="string">
            <text:p>මෙම පුනරීක්ෂණය මගින් ඉතිහාසය හැඳින්වීම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ඉතිහාසය ඉගෙන ගැනීමට උපයෝගී වන දේ හඳුන්වන්නේ කුමන නමින් ද?</text:p>
          </table:table-cell>
          <table:table-cell/>
          <table:table-cell office:value-type="string" calcext:value-type="string">
            <text:p>ක‍්‍රිස්තු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ශක වර්ෂ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පූර්ව යන නමි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මූලාශ‍්‍රය නමින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මහාවංසයෙහි කතුවරයාගේ නම කුමක් ද?</text:p>
          </table:table-cell>
          <table:table-cell/>
          <table:table-cell office:value-type="string" calcext:value-type="string">
            <text:p>මහානාම හිම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ෞතමීපුත‍්‍ර සාතකර්ණී <text:s/>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ධර්මසේන හිම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පොළොන්නරුවේ ගල්විහාරය ඉදි කළේ කුමන රජතුමා ද?</text:p>
          </table:table-cell>
          <table:table-cell/>
          <table:table-cell office:value-type="string" calcext:value-type="string">
            <text:p>මහානාම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ෞතමීපුත‍්‍ර සාතකර්ණී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ධර්මසේන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ශත වර්ෂ ක‍්‍රමය ආරම්භ කළේ කුමන රජතුමා ද?</text:p>
          </table:table-cell>
          <table:table-cell/>
          <table:table-cell office:value-type="string" calcext:value-type="string">
            <text:p>මහානාම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ළමුවන පරාක‍්‍රමබාහු රජතුම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ෞතමීපුත‍්‍ර සාතකර්ණී රජ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ධර්මසේන හි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ඉතිහාසයට අයත් කාල මැනීමට සුලභව භාවිතවන ක‍්‍රම දෙකක් ලියන්න.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 සහ වර්තම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‍්‍රිස්තු වර්ෂ සහ ක‍්‍රිස්තු පූර්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ද්‍රව්‍ය හා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මිනිසා බිහි වූ පරිසරය</text:p>
          </table:table-cell>
          <table:table-cell office:value-type="string" calcext:value-type="string">
            <text:p>මෙම ඒකකයෙන් පෘථිවිය නිර්මාණය <text:s/>වූ ආකාරය හා පෘථිවියෙහි ජීවීන් බිහිවූ ආකාරය පිළිබඳ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පෘථිවිය සෑදී තිබෙන්නේ ආසන්න වශයෙන් මීට අවුරුදු කීයකට පෙර ද?</text:p>
          </table:table-cell>
          <table:table-cell/>
          <table:table-cell office:value-type="string" calcext:value-type="string">
            <text:p>අවුරුදු මිලියන හාරදහස් පන්සිය හතළිහකට පෙර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පන්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දෙ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වුරුදු මිලියන එක්දහස් පන්සිය හතළිහකට පෙ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පෘථිවිය සෑදී ඇත්තේ දූවිලි වලාවකිනි. එවැනි <text:s/>දූවිලි වලාවක් හඳුන්වන්නේ,</text:p>
          </table:table-cell>
          <table:table-cell/>
          <table:table-cell office:value-type="string" calcext:value-type="string">
            <text:p>විශ්ව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උල්කාපාතයක්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්ෂීරපථ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ිහාරිකාවක් නමි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ලෝකයේ මුල් ම ජීවීන් බිහි වූයේ කොහේ ද?</text:p>
          </table:table-cell>
          <table:table-cell/>
          <table:table-cell office:value-type="string" calcext:value-type="string">
            <text:p>ජලයේ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උල්කාපාතයක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ොඩබිම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හසේ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ප‍්‍රථම වරට ලෝකයේ ඇති වූයේ ඉතාමත් කුඩා බැක්ටීරියාවෙකි. එම බැක්ටීරියාවේ නම කුමක් ද?</text:p>
          </table:table-cell>
          <table:table-cell/>
          <table:table-cell office:value-type="string" calcext:value-type="string">
            <text:p>ප්‍රොකායෝට්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ොකසොයිඩ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ස්ට‍්‍රලොයිඞ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ශාක වර්ග මුලින් ම ගොඩබිම පැතිරි ගිය කාලය හඳුන්වන්නේ කුමන නමින් ද?</text:p>
          </table:table-cell>
          <table:table-cell/>
          <table:table-cell office:value-type="string" calcext:value-type="string">
            <text:p>මධ්‍ය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ැලියොසොයික යුගය නමි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ව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ල්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ආදි මිනිසාගේ විකාශනය</text:p>
          </table:table-cell>
          <table:table-cell office:value-type="string" calcext:value-type="string">
            <text:p>මෙම ඒකකයෙන් මහාහිම යුගය පිළිබදවත්, මානව පරිණාමය පිළිබදවත්, ඔස්ට්‍රොලෝපිතිකස් නම් වානර මානවයා පිළිබද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මීට අවුරුදු දශලක්ෂ දෙකහමාරකට පමණ ඉහත දී පෘථිවියේ පැවතියේ අධික ශීතල දේශගුණයකි. ඒ කාලය හැඳින්වෙන්නේ කුමන නමින් ද?</text:p>
          </table:table-cell>
          <table:table-cell/>
          <table:table-cell office:value-type="string" calcext:value-type="string">
            <text:p>මධ්‍ය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මහා හිමයුගය නමි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ව ශිලා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ල් යුගය නමි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වානර පවුලකින් මානව පරම්පරාවක් බිහි වීමට බල පෑ එක් ප‍්‍රධාන හේතුවක් නම් කරන්න</text:p>
          </table:table-cell>
          <table:table-cell/>
          <table:table-cell office:value-type="string" calcext:value-type="string">
            <text:p>මධ්‍ය ශිලා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මහා හිම යුගයේ දී පැවති දේශගුණයය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ව ශිලා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ගල් යුගයේ දී පැවති දේශගුණ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මිනිසෙකු වීමට නැඹුරුවක් ඇති කළ පැරණිතම වානරයා හැඳින්වෙන්නේ කුමන නමින් ද?</text:p>
          </table:table-cell>
          <table:table-cell/>
          <table:table-cell office:value-type="string" calcext:value-type="string">
            <text:p>හෝමෝසාපියන් <text:s/>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ස්ට‍්‍රලෝපිතිකස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ඔස්ට්‍රොලෝපිනිකස් නම් වානර මානවයාට සුවිශේෂ වූ හැකියාවක් නම් කරන්න</text:p>
          </table:table-cell>
          <table:table-cell/>
          <table:table-cell office:value-type="string" calcext:value-type="string">
            <text:p>එළවළු වර්ග පිස ආහාරයට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ැඟීම් ප‍්‍රකාශ කිරීමට සංගීතය සහ නැටුම් ද චිත‍්‍ර ඇඳීමට ද හැකියා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ාද දෙකෙන් ඇවිද යෑමේ හැකියා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විශාල සතුන්ගේ ඇටකටු භාවිත කර නිවාස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මානව පරිණාමය යනු කුමක් ද?</text:p>
          </table:table-cell>
          <table:table-cell/>
          <table:table-cell office:value-type="string" calcext:value-type="string">
            <text:p>වානර පරම්පරාවට අයත් චිම්පන්සියෙකු මිනිසෙකු දක්වා දියුණු වීමේ ක‍්‍රියාවලියය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ැඟීම් ප‍්‍රකාශ කිරීමට සංගීතය සහ නැටුම් ද චිත‍්‍ර ඇඳීමට ද හැකිය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ාද දෙකෙන් ඇවිද යෑමේ හැකිය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ශාල සතුන්ගේ ඇටකටු භාවිත කර නිවාස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ආදි මිනිසාගේ විකාශනය /මිනිසාගේ දෙවන පරිණාමීය අවධිය</text:p>
          </table:table-cell>
          <table:table-cell office:value-type="string" calcext:value-type="string">
            <text:p>මෙම ඒකකයෙන් හෝමෝ හැබිලිස්,හෝමෝ ඉරෙක්ටකස්, හෝමෝ නියැන්ඩතාල්ලෙන්සිස්, හෝමෝසාපියන් වානර මානවයන් පිළිබද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හෝමෝ හැබිලිස් මානවයා යන්නෙහි තේරුම කුමක්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“හැකි මිනිසා” යන්න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ප‍්‍රථම වරට ගින්දර භාවිත කිරීමට පුරුදු වූය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මිනිසා විසින් පළමු වරට ගින්දර භාවිත කිරීම පෙන්නුම් කරන සාක්ෂි සොයා ගෙන තිබෙන්නේ කුමන ප‍්‍රදේශයෙන් ද?</text:p>
          </table:table-cell>
          <table:table-cell/>
          <table:table-cell office:value-type="string" calcext:value-type="string">
            <text:p>ඊශ‍්‍රායලයෙන් <text:s/>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ැනඩ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ිය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විශාල සතුන්ගේ ඇටකටු භාවිත කර නිවාස ඉදි කළ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අප කාගෙත් ළඟම නෑදෑයා වන්නේ කුමන මානවයා ද?</text:p>
          </table:table-cell>
          <table:table-cell/>
          <table:table-cell office:value-type="string" calcext:value-type="string">
            <text:p>හෝමෝ සාපියන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නියැන්ඩතාලෙස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භූගෝලීය සාධක අනුව මිනිසාගේ දේහ ලක්‍ෂණ වෙනස් වීම</text:p>
          </table:table-cell>
          <table:table-cell office:value-type="string" calcext:value-type="string">
            <text:p>විවිධ දේහ ලක්‍ෂණ සහිත මිනිස් වර්ග වන මොන්ගොලොයිඩ්, කොකසොයිඩ්, නීග්‍රොයිඩි, ඔස්ට‍්‍රලොයිඞ් යන මිනිස් වර්ග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මොන්ගොලයිඩ් මානව වර්ගයට අයත් ජනයා බහුල වශයෙන් වාසය කරන්නේ කුමන රටවලද?</text:p>
          </table:table-cell>
          <table:table-cell/>
          <table:table-cell office:value-type="string" calcext:value-type="string">
            <text:p>ආක්ටික් රට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ප‍්‍රිකානු රට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රෝපා රට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ැගෙනහිර ආසියාතික රටවල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නීග්‍රොයිඩි මානව වර්ගයට අයත් ජනයා බහුල වශයෙන් වාසය කරන්නේ කුමන කලාපයේද?</text:p>
          </table:table-cell>
          <table:table-cell/>
          <table:table-cell office:value-type="string" calcext:value-type="string">
            <text:p>ආක්ටික් කලාපය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ප‍්‍රිකානු කලාපයේ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රෝපා කලාපය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ැගෙනහිර ආසියාතික කලාපය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history-06-t1-l02-ep07-q-3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කස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ඔස්ට‍්‍රලොයිඩ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istory-06-t1-l02-ep07-q-4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කසොයිඩ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ීග්‍ර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ඔස්ට‍්‍රලො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history-06-t1-l02-ep07-q-5.png</text:p>
          </table:table-cell>
          <table:table-cell office:value-type="string" calcext:value-type="string">
            <text:p>මෙම රූපයෙන් දැක්වෙන්නේ කුමන මානව වර්ගයට අයත් පුද්ගලයෙක්ද? <text:s text:c="3"/></text:p>
          </table:table-cell>
          <table:table-cell/>
          <table:table-cell office:value-type="string" calcext:value-type="string">
            <text:p>මොන්ගොල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කසොයිඩ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ීග්‍රොයිඩ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ඔස්ට‍්‍රලොයිඩ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estions &amp; answers</text:p>
          </table:table-cell>
          <table:table-cell office:value-type="string" calcext:value-type="string">
            <text:p>පුනරීක්ෂණ</text:p>
          </table:table-cell>
          <table:table-cell office:value-type="string" calcext:value-type="string">
            <text:p>මෙම පුනරීක්ෂණය මගින් ආදි මිනිසා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මහාහිම යුගයේ පැවතියේ, </text:p>
          </table:table-cell>
          <table:table-cell/>
          <table:table-cell office:value-type="string" calcext:value-type="string">
            <text:p>අධික උණුසුම් දේශගුණයක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ද උණුසුම් දේශගුණයක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අධික ශීතල දේශගුණයකි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වැසිබර දේශගුණයක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මිනිසෙකු වීමට නැඹුරුවක් ඇති කළ පැරණිතම වානරයා හැඳින්වෙන්නේ,</text:p>
          </table:table-cell>
          <table:table-cell/>
          <table:table-cell office:value-type="string" calcext:value-type="string">
            <text:p>ඔස්ට‍්‍රලෝපිතිකස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සාපිය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ඉරෙක්ට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ෝමෝ හැබිලිස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පෘථිවියේ ඇති වූ පළමු ජීවියා වන්නේ,</text:p>
          </table:table-cell>
          <table:table-cell/>
          <table:table-cell office:value-type="string" calcext:value-type="string">
            <text:p>ප්‍රොතායෝට් බැක්ටීරියා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පබීනිය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ස්ට්‍රොලෝපිතික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පාබීය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මීට අවුරුදු දසලක්ෂ පන්සිය හතළිස් දෙකකට පෙර මුහුදු පතුලේ ජීවත් වූ යැයි සැලකෙන ජීවියාගේ නම කුමක් ද?</text:p>
          </table:table-cell>
          <table:table-cell/>
          <table:table-cell office:value-type="string" calcext:value-type="string">
            <text:p>මොලස්කාව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ඇකිරිය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මුහුදු සිංහය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ඔපබීනිය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ගිනි කඳු <text:s/>පුපුරන විට පිටතට ගලා එන උණු වූ ද්‍රව්‍ය මොනවා ද?</text:p>
          </table:table-cell>
          <table:table-cell/>
          <table:table-cell office:value-type="string" calcext:value-type="string">
            <text:p>ගිනි ද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ලෝද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ලාව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ැග්ම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0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සංස්කෘතික දියුණුව</text:p>
          </table:table-cell>
          <table:table-cell office:value-type="string" calcext:value-type="string">
            <text:p>ගල් මෙවලම්වල ස්වරූපය අනුව මිනිසාගේ සංස්කෘතික දියුණුව ප‍්‍රධාන අවධි තුන වන පුරාශිලා යුගය, මධ්‍යශිලා යුගය, නවශිලා යුගය පිළිබද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සංස්කෘතික පරිණාමය යනු කුමක් ද? </text:p>
          </table:table-cell>
          <table:table-cell/>
          <table:table-cell office:value-type="string" calcext:value-type="string">
            <text:p>පැරණි කාලයේ ලියා ඇති නොයෙකුත් ලිපි, ලේඛන, 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දීර්ඝ කාලයක් තුළ මිනිසා ලබා ගත් සංස්කෘතික දියුණුව කෙසේ වී දැයි අවබෝධ කර ගැනීමට ඉවහල් වන්නේ මොනවා ද? </text:p>
          </table:table-cell>
          <table:table-cell/>
          <table:table-cell office:value-type="string" calcext:value-type="string">
            <text:p>පැරණි කාලයේ ලියා ඇති නොයෙකුත් ලිපි ලේඛන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් මෙවලම්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මිනිසාගේ සංස්කෘතික දියුණුවෙහි ප‍්‍රධාන අවධියක් නම් කරන්න.</text:p>
          </table:table-cell>
          <table:table-cell/>
          <table:table-cell office:value-type="string" calcext:value-type="string">
            <text:p>මහා හිම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ුරාශිලා යුග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ැලියොසොයික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මිනිසාගේ දියුණුව සම්බන්ධයෙන් නවශිලා යුගයේ දී සිදු වූ වැදගත් ම සිද්ධියක් නම් කරන්න.</text:p>
          </table:table-cell>
          <table:table-cell/>
          <table:table-cell office:value-type="string" calcext:value-type="string">
            <text:p>ගොවිතැනට සහ සත්ත්ව පාලනයට යොමු ව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ුරාණ කාලයේ මිනිසුන් භාවිතා කළ ද්‍රව්‍ය හා මෙවලම්, පැරණි ගොඩනැගිලි, පිලිම, කාසි, මැටි භාජන ආදී දේ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පුරාශිලා යුගයේ ඇටසැකිලි මත වර්ණ ආලේප කිරිමට භාවිත කරන ලද්දේ මොනවා ද? </text:p>
          </table:table-cell>
          <table:table-cell/>
          <table:table-cell office:value-type="string" calcext:value-type="string">
            <text:p>ගුරුගල්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් මෙවලම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රුවානා ගල්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නකථා හා ජනකව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1-l02-ep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ආදි මිනිසා</text:p>
          </table:table-cell>
          <table:table-cell office:value-type="string" calcext:value-type="string">
            <text:p>ගොවිතැන ආරම්භ වීම</text:p>
          </table:table-cell>
          <table:table-cell office:value-type="string" calcext:value-type="string">
            <text:p>හොලෝසින යුගයේ මානව ජීවන රටාවේ සිදු වූ වෙනස්කම් සහ මිනිසා ගොවිතැනට යොමු වීම නිසා සිදු වූ වර්ධනයන් පිළිබද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ගොවි යුගයේ වගා කළ ධාන්‍ය වර්ග 02 ක් නම් කරන්න</text:p>
          </table:table-cell>
          <table:table-cell/>
          <table:table-cell office:value-type="string" calcext:value-type="string">
            <text:p>මෙනේරි සහ ත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ඩඉරිඟු සහ තිරිඟ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ං සහ කඩ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ව්පි සහ කඩ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හොලෝසින යුගයේ ඇතිවූ වෙනස්කමක් නම් කරන්න</text:p>
          </table:table-cell>
          <table:table-cell/>
          <table:table-cell office:value-type="string" calcext:value-type="string">
            <text:p>පෘථිවියේ පැවතියේ අධික ශීතල දේශගුණය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ෘථිවියේ අධික ශීතල දේශගුණය උණුසුම් බවට පත් වි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හකොළ කිසිවක් පල දැරුවේ නැත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ෘථිවියේ උතුරු සහ දකුණු ප‍්‍රදේශ මුළුමනින් ම ඝන හිමතට්ටුවලින් වැසී ගියේ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වී වගාව මුල්වරට ආරම්භ වූයේ කොහේ ද?</text:p>
          </table:table-cell>
          <table:table-cell/>
          <table:table-cell office:value-type="string" calcext:value-type="string">
            <text:p>ඊශ‍්‍රායලය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ැනඩාවෙන්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ෙන්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චීනයේ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මිනිසා මුල්වරට ගම්මාන තනා ගත්තේ කුමන කාලයකදී ද?</text:p>
          </table:table-cell>
          <table:table-cell/>
          <table:table-cell office:value-type="string" calcext:value-type="string">
            <text:p>ක‍්‍රිස්තු පූර්ව 6000 දී පමණ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5000 දී පමණ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4000 දී පමණ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3000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මුල්කාලයේ දී ඉදිකරන ලද නිවාස හඳුන්වන්නේ කුමන නමින් ද?</text:p>
          </table:table-cell>
          <table:table-cell/>
          <table:table-cell office:value-type="string" calcext:value-type="string">
            <text:p>වරිච්චි ගෙවල් යනුවෙ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ට්ටු ගෙවල් යනුව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ිමෙන්ති ගෙවල් යනුව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ී ගෙවල් යනුව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ග‍්‍රාමීය සමාජයෙන් නාගරික සමාජයට පිවිසීම සහ ශිෂ්ටාචාර බිහිවීම ශිෂ්ටාචාර ව්‍යාප්තිය හා ඉන් ලෝකයට උරුම වූ දායාද</text:p>
          </table:table-cell>
          <table:table-cell table:style-name="ce3" office:value-type="string" calcext:value-type="string">
            <text:p>මෙම ඒකකයෙන් ශිෂ්ටාචාරයක් යනු කුමක් ද යන්නත්, ශිෂ්ටාචාරික සමාජයක තිබිය හැකි ප‍්‍රධාන ලක්‍ෂණ පිළිබඳවත්, ශිෂ්ටාචාරවලින් ලෝකයට උරුම වූ දායාද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<text:s/>ශිෂ්ටාචාරයක් යනු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නගර සහ ඒවායේ ජීවත්වන සැලකිය යුතු තරමේ විශාල ජනගහනයක් ජීවත්වන සමාජයකි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ඕනෑම ශිෂ්ටාචාරික සමාජයක තිබිය හැකි ප‍්‍රධාන ලක්‍ෂණයක් නම් කරන්න.</text:p>
          </table:table-cell>
          <table:table-cell/>
          <table:table-cell office:value-type="string" calcext:value-type="string">
            <text:p>‍ක‍්‍රමානුකූලව පොළොව හාරා බැලීමෙන් අතීත කාලය මැන ගැනීම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අකුරු භාවිත කිරීමට පුරුදුවීම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ජීවන අවශ්‍යතා ඉටුකර ගැනීම අනුව මිනිසාගේ විකාශනය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වෘත්තයකට අංශක 360 ක් ඇති බව මුලින් ම ලෝකයට හඳුන්වා දෙන ලද්දේ, </text:p>
          </table:table-cell>
          <table:table-cell/>
          <table:table-cell office:value-type="string" calcext:value-type="string">
            <text:p>මෙසපොතේමියානු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කඩදාසි සහ මුද්‍රණ යන්ත‍්‍රය ලෝකයට හඳුන්වා දෙන ලද්දේ,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රබර් බෝලය ලෝකයට හඳුන්වා දෙන ලද්දේ, <text:s text:c="6"/>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යා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මෙසපොතේමියානු ශිෂ්ටාචාරය</text:p>
          </table:table-cell>
          <table:table-cell table:style-name="ce3" office:value-type="string" calcext:value-type="string">
            <text:p>මෙම ඒකකයෙන් මෙසපොතේමියානු ආර්ථිකය, මෙසපොතේමියානු ආගමික විශ්වාස, මෙසොපොතේමියානු සමාජය සහ අක්ෂර පද්ධතිය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<text:s/>මෙසොපොතේමියා යන වචනයෙන් අදහස් වන්නේ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කුරු භාවිත කිරීමට පුරුදුවීමය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‘ගංගා දෙකක් මැදි වන සේ පිහිටි රට’ යන්නයි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<text:s/>මෙසපොතේමියානු ශිෂ්ටාචාරය දියුණු වුයේ කුමන ගංගා නිම්නවල ද?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යුප‍්‍රතීස් සහ ටයිග‍්‍රීස්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<text:s/>එම ගංගා පිහිටා තිබෙන ප‍්‍රදේශය දැන් අයත් වන්නේ කුමන රටටද?</text:p>
          </table:table-cell>
          <table:table-cell/>
          <table:table-cell office:value-type="string" calcext:value-type="string">
            <text:p>ඊශ‍්‍රායලයට <text:s/>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ැනඩාවට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රුසියාවට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ඉරාකයට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මෙසපොතේමියානු වැසියෝ දේව මණ්ඩලයේ ප‍්‍රධානියා ලෙස හැඳින්වූයේ කුමන දෙවියා ද?</text:p>
          </table:table-cell>
          <table:table-cell/>
          <table:table-cell office:value-type="string" calcext:value-type="string">
            <text:p>එන්කිකි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අනූ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එන්ලිල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13"/>
          <table:table-cell office:value-type="string" calcext:value-type="string">
            <text:p>සිගුරට්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<text:s/>මෙසොපොතේමියානු වැසියන් නිපදවන ලද අක්ෂර පද්ධතිය හැඳින්වූයේ <text:s/>කුමන නමින් ද?</text:p>
          </table:table-cell>
          <table:table-cell/>
          <table:table-cell office:value-type="string" calcext:value-type="string">
            <text:p>සිංහල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කූන්‍ය අක්ෂර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13"/>
          <table:table-cell office:value-type="string" calcext:value-type="string">
            <text:p>ඉරාන අක්ෂර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ෙමළ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ඉන්දුනිම්න ශිෂ්ටාචාරය</text:p>
          </table:table-cell>
          <table:table-cell table:style-name="ce3" office:value-type="string" calcext:value-type="string">
            <text:p>මෙම ඒකකයෙන් ඉන්දුනිම්න ශිෂ්ටාචාරයේ නගර නිර්මාණය, ඉන්දුනිම්න ශිෂ්ටචාරයට අයත් මුද්‍රා, ආගමික විශ්වාස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ඉන්දුනිම්න ශිෂ්ටාචාරය දියුණු වූයේ කුමන ගංගා නිම්නවල ද?</text:p>
          </table:table-cell>
          <table:table-cell/>
          <table:table-cell office:value-type="string" calcext:value-type="string">
            <text:p>ඉන්දු ගංගා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එම ගංගා පිහිටා තිබෙන ප‍්‍රදේශය දැන් අයත් වන රටක් වන්නේ,</text:p>
          </table:table-cell>
          <table:table-cell/>
          <table:table-cell office:value-type="string" calcext:value-type="string">
            <text:p>ඊශ‍්‍රායල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ැනඩ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කිස්ථාන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ඉන්දු නිම්න ශිෂ්ටාචාරයට අයත් ප‍්‍රධාන නගරයක් නම් කරන්න.</text:p>
          </table:table-cell>
          <table:table-cell/>
          <table:table-cell office:value-type="string" calcext:value-type="string">
            <text:p>ඊශ‍්‍රායල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රප්පා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කිස්ථා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ඉන්දු නිම්න ශිෂ්ටාචාරයේ දියුණු ම අවස්ථාව පැවතියේ කුමන කාලයේ දී ද?</text:p>
          </table:table-cell>
          <table:table-cell/>
          <table:table-cell office:value-type="string" calcext:value-type="string">
            <text:p>ක‍්‍රිස්තු පූර්ව 2600 - 1990 ත් අතර කාලයේ දී 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25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24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2300 - 1990 ත් අතර කාලයේ දී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එම අවස්ථාවේ දී ශිෂ්ටාචාරයට අයත් සියලූ නගරවල කොපමණ ජනගහනයක් ජීවත් වී තිබේ ද?</text:p>
          </table:table-cell>
          <table:table-cell/>
          <table:table-cell office:value-type="string" calcext:value-type="string">
            <text:p>දශ ලක්ෂ දහයක් පමණ ජනගහනය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ශ ලක්ෂ පහක් පමණ ජනගහනයක්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ශ ලක්ෂ දෙකක් පමණ ජනගහනය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ශ ලක්ෂ හැටක් පමණ ජනගහනය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ලෝකයේ පැරණි ශිෂ්ටාචාර</text:p>
          </table:table-cell>
          <table:table-cell table:style-name="ce3" office:value-type="string" calcext:value-type="string">
            <text:p>ඊජිප්තු ශිෂ්ටාචාරය</text:p>
          </table:table-cell>
          <table:table-cell table:style-name="ce3" office:value-type="string" calcext:value-type="string">
            <text:p>මෙම ඒකකයෙන් ඊජිප්තු ශිෂ්ටාචාරයේ පරිපාලනය, ඊජිප්තු පිරමීඩ, ඊජිප්තු චිත‍්‍රාක්ෂර, මමිකරණ ක‍්‍රමය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ඊජිප්තු ශිෂ්ටාචාරය දියුණු වුයේ <text:s/>කුමන ගංගා නිම්නයේ ද?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එම ගංගා පිහිටා තිබෙන ප‍්‍රදේශය දැන් අයත් වන්නේ කුමන රටටද?</text:p>
          </table:table-cell>
          <table:table-cell/>
          <table:table-cell office:value-type="string" calcext:value-type="string">
            <text:p>ඊශ‍්‍රායලයට <text:s/>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වට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ුසියාවට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රාකයට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මෙම ශිෂ්ටාචාරය පාලනය කරන ලද්දේ කුමන රජ පෙළපතක් විසින් ද?</text:p>
          </table:table-cell>
          <table:table-cell/>
          <table:table-cell office:value-type="string" calcext:value-type="string">
            <text:p>අක්හෙනත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රප්ප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ාරාවෝ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ඊජිප්තු වැසියන් විසින් ලෝකයට දායාද කළ විශිෂ්ටතම නිර්මාණය කුමක් ද?</text:p>
          </table:table-cell>
          <table:table-cell/>
          <table:table-cell office:value-type="string" calcext:value-type="string">
            <text:p>දේවා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ිළි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ිරමීඩ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ආභර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ඊජිප්තූ වැසියන් නිපදවන ලද අක්ෂර පද්ධතිය හැදින්වූයේ කුමන නමින් ද?</text:p>
          </table:table-cell>
          <table:table-cell/>
          <table:table-cell office:value-type="string" calcext:value-type="string">
            <text:p>සිංහල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ූන්‍ය අක්ෂර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චිත‍්‍රාක්ෂර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ෙමළ අක්ෂ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3-ep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පුනරීක්ෂණ</text:p>
          </table:table-cell>
          <table:table-cell table:style-name="ce3" office:value-type="string" calcext:value-type="string">
            <text:p>පුනරීක්ෂණ (Q&amp;A)</text:p>
          </table:table-cell>
          <table:table-cell table:style-name="ce3" office:value-type="string" calcext:value-type="string">
            <text:p>මෙම පුනරීක්ෂණය මගින් ලෝකයේ පැරණි ශිෂ්ටාචාර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මෙසපොතේමියානු ශිෂ්ටාචාරය බිහිවීමට මුල් වූ ගංගා දෙක නම් කරන්න. </text:p>
          </table:table-cell>
          <table:table-cell/>
          <table:table-cell office:value-type="string" calcext:value-type="string">
            <text:p>ඉන්දු ගංගා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ුප‍්‍රතීස් සහ ටයිග‍්‍රීස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චීන ශිෂ්ටාචාර වැසියන් ලොවට හදුන්වා දුන් දායාදයක් නම් කරන්න. </text:p>
          </table:table-cell>
          <table:table-cell/>
          <table:table-cell office:value-type="string" calcext:value-type="string">
            <text:p>මමීකරණ ක‍්‍රම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ලිමා යන්ත‍්‍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බර් බෝ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ීසා පිරමීඩ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මළ සිරුරු කල් තබා ගැනීමේ මමීකරණ ක‍්‍රමය ලෝකයට හදුන්වා දුන් ශිෂ්ටාචාරය නම් කරන්න. </text:p>
          </table:table-cell>
          <table:table-cell/>
          <table:table-cell office:value-type="string" calcext:value-type="string">
            <text:p>මෙසපොතේමියාන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ඊජිප්තුවේ අගනුවර වූ කයිරෝ නගරය ආසන්නයේ ඇති ඉදිකිරීමේ නම කුමක් ද?</text:p>
          </table:table-cell>
          <table:table-cell/>
          <table:table-cell office:value-type="string" calcext:value-type="string">
            <text:p>සිගුරට්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ලිමා යන්ත‍්‍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බර් බෝ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ීසා පිරමීඩ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හමුරාබි නම් පාලකයා විසින් සකස් කරන ලද නීතිමාලාවක් සහිත ලේඛනය ලෝකයට හදුන්වා දෙන ලද්දේ කුමන ශිෂ්ටාචාරයෙන්ද?</text:p>
          </table:table-cell>
          <table:table-cell/>
          <table:table-cell office:value-type="string" calcext:value-type="string">
            <text:p>මෙසපොතේමියානු ශිෂ්ටාචාර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න්දු නිම්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ඊජිප්තු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ීන ශිෂ්ටාචා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ආදී හෝමොසේපියන් මානවයා මෙරට ජනාවාස කිරීම /රට ඇතුළත ඔවුන්ගේ ව්‍යාප්තිය /ජීවන රටාව</text:p>
          </table:table-cell>
          <table:table-cell table:style-name="ce3" office:value-type="string" calcext:value-type="string">
            <text:p>මෙම ඒකකයෙන් ජනාවාස වීම යනු කුමක්ද යන්නත්, ශ්‍රී ලංකාවේ මුල් ජනාවාසවල ව්‍යාප්තිය, ආදි මානවයා ව්‍යාප්ත වූ පාරිසරික කලාප, මුල් ජනාවාසවල ස්වභාවය සහ මුල් ජනාවාසවල වැසියන්ගේ ආහාර රටාව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ජනාවාස වීම යනු කුමක්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කුරු භාවිත කිරීමට පුරුදුවීමය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යි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අතීතයේ සිට වර්තමානය දක්වා මිනිසාගේ කතන්දරයය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දූපතක් වූ අපේ රටට මුලින් ම මිනිසුන් පැමිණියේ මීට අවුරුදු කීයකට පෙරද?</text:p>
          </table:table-cell>
          <table:table-cell/>
          <table:table-cell office:value-type="string" calcext:value-type="string">
            <text:p>මීට අවුරුදු දෙලක්ෂ විසි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ීට අවුරුදු එක්ලක්ෂ 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ීට අවුරුදු පන්ලක්ෂ විසිපන්දහසකට පමණ ඉහත කාලයක දී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ීට අවුරුදු එක්ලක්ෂ විසිපන්දහසකට පමණ ඉහත කාලයක දී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ආදි මානවයා ව්‍යාප්ත වූ පාරිසරික කලාපයක් නොවන්නේ </text:p>
          </table:table-cell>
          <table:table-cell/>
          <table:table-cell office:value-type="string" calcext:value-type="string">
            <text:p>තෙත් කලාප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වියලි කලාප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අර්ධ ශුෂ්ක කලාප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හොවැංහෝ නිම්න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පුරාවිද්‍යාත්මක වශයෙන් පරීක්ෂාකර තිබෙන මෙරට ආදී මානවයාගේ වාසස්ථානයක් නම් කරන්න. </text:p>
          </table:table-cell>
          <table:table-cell/>
          <table:table-cell office:value-type="string" calcext:value-type="string">
            <text:p>කිතුල්ගල ලෙන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යුප‍්‍රතීස් සහ ටයිග‍්‍රීස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මුලින් ම මේ රටට පැමිණි මානවයන් සිය ජීවිතය රැක ගැනීමට ආහාර එකතු කරගත්තේ කෙසේ ද?</text:p>
          </table:table-cell>
          <table:table-cell/>
          <table:table-cell office:value-type="string" calcext:value-type="string">
            <text:p>වී වගාවෙ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දඩයම් කිරීමෙන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හේන් වගාවෙ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ක් වගාවෙ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මුල් ජනාවාසවල ස්වභාවය -1</text:p>
          </table:table-cell>
          <table:table-cell table:style-name="ce3" office:value-type="string" calcext:value-type="string">
            <text:p>මෙම ඒකකයෙන් මුල් ජනාවාසවල ස්වභාවය යටතේ මෙරට ජනාවාස කළ මිනිසුන්ගේ තාක්‍ෂණය, සමාජය හා සංස්කෘතිය සහ අවමංගල චාරිත‍්‍ර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මෙරට ජනාවාස කළ මිනිසුන් විසූ මුල් යුගය හැදින්වෙන්නේ කුමන නමින් ද?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කඩ යුග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ෝහ යුග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පුර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එකී යුගය එනමින් හැදින්වීමට හේතූව කුමක් ද?</text:p>
          </table:table-cell>
          <table:table-cell/>
          <table:table-cell office:value-type="string" calcext:value-type="string">
            <text:p>ක‍්‍රමානුකූලව පොළොව හාරා බැලීමෙන් අතීත කාලය මැන ගැන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කුරු භාවිත කිරීමට පුරුදු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වැඩි වශයෙන් භාවිත කිරී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3" calcext:value-type="float">
            <text:p>83</text:p>
          </table:table-cell>
          <table:table-cell table:number-columns-repeated="2"/>
          <table:table-cell office:value-type="string" calcext:value-type="string">
            <text:p>දඩයක්කරුවන් බෙලිකටුවක් විද සකස් කරගත් ගෙලෙහි පළදින තැල්ලක් සොයා ගෙන තිබෙන්නේ කුමන ප‍්‍රදේශයෙන් ද?</text:p>
          </table:table-cell>
          <table:table-cell/>
          <table:table-cell office:value-type="string" calcext:value-type="string">
            <text:p>කිතුල්ගල ලෙන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ාහියන්ගල ලෙන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යිල්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හොවැංහෝ නිම්න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මෙම යුගයේ වැසියන් මියගිය තමන්ගේ නෑදෑයින් ගල්ගුහා ඇතුළත වළලා දැමීමේදී අනුගමනය කළ චාරිත‍්‍රයක් නම් කරන්න. </text:p>
          </table:table-cell>
          <table:table-cell/>
          <table:table-cell office:value-type="string" calcext:value-type="string">
            <text:p>ක‍්‍රමානුකූලව පොළොව හාරා බැල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වල රතුපාට ආලේප කිරී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ඇටසැකිලිවල රතුපාට ආලේප කිරීමට භාවිත කර ඇත්තේ මොනවා ද?</text:p>
          </table:table-cell>
          <table:table-cell/>
          <table:table-cell office:value-type="string" calcext:value-type="string">
            <text:p>රතුගුරු ගල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රුවානා ග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ඩොල් ග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ඩ <text:s/>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මුල් ජනාවාසවල ස්වභාවය -2</text:p>
          </table:table-cell>
          <table:table-cell table:style-name="ce3" office:value-type="string" calcext:value-type="string">
            <text:p>මෙම ඒකකයෙන් මුල් ජනාවාසවල ස්වභාවය යටතේ යකඩ යුගයෙහි තාක්‍ෂණය, සමාජය හා සංස්කෘතිය සහ අවමංගල චාරිත‍්‍ර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යකඩ යුගයෙහි දක්නට හැකි ප‍්‍රධාන ලක්ෂණයක් නම් කරන්න. </text:p>
          </table:table-cell>
          <table:table-cell/>
          <table:table-cell office:value-type="string" calcext:value-type="string">
            <text:p>වළං සෑදීමට පටන් ගැන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වල රතුපාට ආලේප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ඕනෑ ම රටකට මිනිසුන් පැමිණ පළමුවෙන්ම එහි පදිංචි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7" calcext:value-type="float">
            <text:p>87</text:p>
          </table:table-cell>
          <table:table-cell table:number-columns-repeated="2"/>
          <table:table-cell office:value-type="string" calcext:value-type="string">
            <text:p>ගොවිතැන් කිරීමට පුරුදු වූ මේ රටේ පැරණිතම ජනතාව ජීවත් වූයේ කුමන නිවාස වල ද?</text:p>
          </table:table-cell>
          <table:table-cell/>
          <table:table-cell office:value-type="string" calcext:value-type="string">
            <text:p>සිමෙන්ති ගෙවල්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රිච්චි ගෙවල්වල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ට්ටු ගෙවල්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ඩොල් ගෙවල්ව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එම ගෙවල්වල වහල සෙවිලි කිරීමට භාවිත කරන්නට ඇත්තේ මොනවා ද?</text:p>
          </table:table-cell>
          <table:table-cell/>
          <table:table-cell office:value-type="string" calcext:value-type="string">
            <text:p>සිමෙන්ත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ොස් කොළ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ානා හෝ ඉළුක් කොළ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ඩොල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මෙම යුගයේ වැසියන් මුල් යුගයේ ගත කළ දඩයම් ජීවිකාව අවසන් කර ස්ථීර ජනාවාස හා වාසස්ථාන ගොඩනගා ගත් බවට උදාහරණයක් දක්වන්න</text:p>
          </table:table-cell>
          <table:table-cell/>
          <table:table-cell office:value-type="string" calcext:value-type="string">
            <text:p>රතුගුරු ගල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ඩරංචාමඩමෙන් සොයාගත් අදින් වසර දහතුන්දාහකට පෙර ඉදි කළ වරිච්චි නිවස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ෙලිකටුවක් විද සකස් කරගත් ගෙලෙහි පළඳින තැල්ලක්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මෙම යුගයේ වැසියන් අනුගමනය කළ අවමංගල්‍යය චාරිත‍්‍රයක් නම් කරන්න. </text:p>
          </table:table-cell>
          <table:table-cell/>
          <table:table-cell office:value-type="string" calcext:value-type="string">
            <text:p>ක‍්‍රමානුකූලව පොළොව හාරා බැල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ඇටසැකිලිවල රතුපාට ආලේප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ඔවුන් මියගිය තමන්ගේ නෑදෑයින් වෙනුවෙන් සොහොන් තනා ඇත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ින් සෑදු මෙවලම් භාවිත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0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ශ‍්‍රී ලංකාව ජනාවාස වීම</text:p>
          </table:table-cell>
          <table:table-cell table:style-name="ce3" office:value-type="string" calcext:value-type="string">
            <text:p>විජය කුමරුගේ පැමිණීම</text:p>
          </table:table-cell>
          <table:table-cell table:style-name="ce3" office:value-type="string" calcext:value-type="string">
            <text:p>මෙම ඒකකයෙන් විජය කුමරුගේ පැමිණීම සහ විජය කුමරු සමඟ පැමිණි පිරිස පිහිටුවූ ජනාවාසවල ස්වභාවය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විජය කුමරු ඇතුඵ පිරිස මෙරටට ගොඩ බසින ලද්දේ කුමන වර්ෂයේ ද?</text:p>
          </table:table-cell>
          <table:table-cell/>
          <table:table-cell office:value-type="string" calcext:value-type="string">
            <text:p>ක‍්‍රිස්තු පූර්ව 544 දී පමණ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644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744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ක‍්‍රිස්තු පූර්ව 844 දී පම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මේ පිරිස ගොඩ බසින ලද ස්ථානය නම් කරන්න. 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ම්බපණ්ණි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ංකාපු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ග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විජය කුමරුට දාව කුවේණියට ලැබුණු දරුවන් දෙදෙනා නම් කරන්න.</text:p>
          </table:table-cell>
          <table:table-cell/>
          <table:table-cell office:value-type="string" calcext:value-type="string">
            <text:p>ජීවහත්ත සහ දිසාලා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පතිස්ස සහ අනුරාධ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ජය සහ කුවේණ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ස්ස සහ අභ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කුවේණියගේ යක්ෂ කණ්ඩායමට අයත් නගරයක් නම් කරන්න.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ම්බපණ්ණ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පතිස්ස ග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ග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විජය කුමරු සමග පැමිණි පිරිස ඇති කළ ගම්මානයක් නම් කරන්න. </text:p>
          </table:table-cell>
          <table:table-cell/>
          <table:table-cell office:value-type="string" calcext:value-type="string">
            <text:p>සිරිසවත්ථු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ම්බපණ්ණ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පතිස්ස ග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ලංකාපුර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2-l04-ep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පුනරීක්ෂණ</text:p>
          </table:table-cell>
          <table:table-cell table:style-name="ce3" office:value-type="string" calcext:value-type="string">
            <text:p>පුනරීක්ෂණ (Q&amp;A)</text:p>
          </table:table-cell>
          <table:table-cell table:style-name="ce3" office:value-type="string" calcext:value-type="string">
            <text:p>මෙම පුනරීක්ෂණය මගින් ශ්‍රී ලංකාව ජනාවාස වීම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අපේ රට ජනාවාස වූයේ මීට අවුරුදු ................................. පමණ ඉහතදීය.</text:p>
          </table:table-cell>
          <table:table-cell/>
          <table:table-cell office:value-type="string" calcext:value-type="string">
            <text:p>එක්ලක්ෂ විසිපන්දහසකට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ගලින් සෑදු මෙවලම් වැඩි වශයෙන් භාවිත කළ නිසා මේ රට ජනාවාස කළ මිනිසුන් විසූ මුල් යුගය හැඳින්වෙන්නේ .................................නමිනි.</text:p>
          </table:table-cell>
          <table:table-cell/>
          <table:table-cell office:value-type="string" calcext:value-type="string">
            <text:p>ගල් යුග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ගල් යුගයේ මිනිසුන් ඇටසැකිලිවල රතුපාට ආලේප කර ඇත්තේ .......................... ගල් නමින් හැඳින්වෙන පොළවේ ඇති ස්වභාවික ගල් වර්ගයකිනි.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විජය කුමරු ඇතුළු පිරිස ලංකාවේ ජනපද පිහිටුවාගත්තේ ............................ඔය නිම්නයේ ය.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හාවංස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style-name="ce2" table:number-columns-repeated="3"/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විජය නමින් හැඳින්වෙන කුමාරයෙකු ඔහුගේ පිරිවර සමඟ පැමිණ මේ රටේ පදිංචි වූ බව ........................................................... නම් ඓතිහාසික මූලාශ‍්‍ර ග‍්‍රන්ථයේ සඳහන් වේ.</text:p>
          </table:table-cell>
          <table:table-cell/>
          <table:table-cell office:value-type="string" calcext:value-type="string">
            <text:p>ගල් යුග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රතුගුර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style-name="ce2" table:number-columns-repeated="3"/>
          <table:table-cell table:number-columns-repeated="8"/>
          <table:table-cell table:style-name="ce2"/>
          <table:table-cell table:number-columns-repeated="4"/>
          <table:table-cell office:value-type="string" calcext:value-type="string">
            <text:p>මල්වත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ාවංස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ණ්ඩුකාභය රජතුමා</text:p>
          </table:table-cell>
          <table:table-cell table:style-name="ce4" office:value-type="string" calcext:value-type="string">
            <text:p>මෙම ඒකකයෙන් පණ්ඩුකාභය රජුගේ ළමා කාලය, පණ්ඩුකාභය කුමරු මුහුණදුන් අභියෝග, පණ්ඩුකාභය රජුගේ චරිතයෙන් ගතහැකි ආදර්ශ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office:value-type="string" calcext:value-type="string">
            <text:p>අනුරාධගාම, පුරයක් බවට පත් කරමින් අනුරාධපුර රාජධානිය බිහි කළ රජතුමා මින් කවරෙක් ද?</text:p>
          </table:table-cell>
          <table:table-cell/>
          <table:table-cell office:value-type="string" calcext:value-type="string">
            <text:p>පණ්ඩුකාභය රජු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2" calcext:value-type="float">
            <text:p>102</text:p>
          </table:table-cell>
          <table:table-cell table:number-columns-repeated="2"/>
          <table:table-cell office:value-type="string" calcext:value-type="string">
            <text:p>පණ්ඩුකාභය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පණ්ඩුකාභය රජතුමාගේ ම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ුග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පණ්ඩුකාභය රජතුමාගේ ගුරුතුමාගේ නම,</text:p>
          </table:table-cell>
          <table:table-cell/>
          <table:table-cell office:value-type="string" calcext:value-type="string">
            <text:p>තිස්ස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පණ්ඩුකාභය රජතුමාට මාමාවරු,</text:p>
          </table:table-cell>
          <table:table-cell/>
          <table:table-cell office:value-type="string" calcext:value-type="string">
            <text:p>දස දෙනෙකි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ොළොස් දෙනෙ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එකොළොස් දෙනෙ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ස් දෙනෙක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ණ්ඩුකාභය රජතුමා</text:p>
          </table:table-cell>
          <table:table-cell table:style-name="ce4" office:value-type="string" calcext:value-type="string">
            <text:p>මෙම ඒකකයෙන් පණ්ඩුකාභය රජතුමා රාජ්‍යත්වයට පත් වූ ආකාරයත්, පණ්ඩුකාභය රජතුමාගේ රාජ්‍ය පාලනය පිළිබඳවත්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ශ‍්‍රී ලංකාවේ ප‍්‍රථම වරට ඉදිකළ වැව වර්තමානයේ හඳුන්වන නම වන්නේ මින් කුමක් ද?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න්නේරිය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සවක්කුලම වැ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7" calcext:value-type="float">
            <text:p>107</text:p>
          </table:table-cell>
          <table:table-cell table:number-columns-repeated="2"/>
          <table:table-cell office:value-type="string" calcext:value-type="string">
            <text:p>පණ්ඩුකාභය රජතුමා ඉදිකළ වැවක් වන්නේ මින් කුමක් ද?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න්නේරිය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 වැව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8" calcext:value-type="float">
            <text:p>108</text:p>
          </table:table-cell>
          <table:table-cell table:number-columns-repeated="2"/>
          <table:table-cell office:value-type="string" calcext:value-type="string">
            <text:p>පණ්ඩුකාභය රජතුමාගේ බිස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්වර්ණපාලී කුමරිය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පණ්ඩුකාභය රජතුමාගේ සේවාවක් නොවන්නේ,</text:p>
          </table:table-cell>
          <table:table-cell/>
          <table:table-cell office:value-type="string" calcext:value-type="string">
            <text:p>අනුරාධපුර නගරය නිර්මාණය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නගරය පිරිසිදු කිරීම සඳහා නිලධාරීන් පත්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ආගමික සහනශීලී ප‍්‍රතිපත්තියක් අනුගමනය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ය නිර්මාණය කිරීම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පණ්ඩුකාභය රජතුමාගේ ඉදිකිරීමක් නොවන්නේ,</text:p>
          </table:table-cell>
          <table:table-cell/>
          <table:table-cell office:value-type="string" calcext:value-type="string">
            <text:p><text:s/>රජමාලිග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ුසානභූම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දුලි පහන්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ආරෝග්‍යශාලා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දේවානම්පියතිස්ස රජතුමා</text:p>
          </table:table-cell>
          <table:table-cell table:style-name="ce4" office:value-type="string" calcext:value-type="string">
            <text:p>මෙම ඒකකයෙන් ලංකාවට බුදු දහම ලැබුණු අයුරු, බුද්ධ සාසනය ලංකාවේ ස්ථාපිත වූ අයුරු සහ දේවානම්පියතිස්ස රජතුමාගේ සේවාව පිළිබඳව සාකච්ඡා කෙර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දේවානම්පියතිස්ස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රජු 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ුටුගැමුණු රජු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අසල තිබූ අඹ ගසක් මුල් කරගෙන අසනු ලැබූ ප‍්‍රශ්නවලට බුද්ධිමත්ව පිළිතූරු දුන් රජතුමා වන්නේ,</text:p>
          </table:table-cell>
          <table:table-cell/>
          <table:table-cell office:value-type="string" calcext:value-type="string">
            <text:p>පණ්ඩුකාභය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තිස්ස රජතුමාට සමගාමීව ඉන්දියාව පාලනය කරන ලද්දේ,</text:p>
          </table:table-cell>
          <table:table-cell/>
          <table:table-cell office:value-type="string" calcext:value-type="string">
            <text:p>ධර්මාශෝක අධිරාජයා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දේවානම්පියතිස්ස රජතුමා මිහිඳු හිමියන් වෙත පූජා කළේ, </text:p>
          </table:table-cell>
          <table:table-cell/>
          <table:table-cell office:value-type="string" calcext:value-type="string">
            <text:p>තිසා 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මෙවුනා උයන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විලච්චිය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5" calcext:value-type="float">
            <text:p>115</text:p>
          </table:table-cell>
          <table:table-cell table:number-columns-repeated="2"/>
          <table:table-cell office:value-type="string" calcext:value-type="string">
            <text:p>ලංකාවේ බුදු දහම වැලඳ ගත් පළමුවන පාලකයා වන්නේ,</text:p>
          </table:table-cell>
          <table:table-cell/>
          <table:table-cell office:value-type="string" calcext:value-type="string">
            <text:p>පණ්ඩුකාභය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දේවානම්පියතිස්ස රජතුමා</text:p>
          </table:table-cell>
          <table:table-cell table:style-name="ce4" office:value-type="string" calcext:value-type="string">
            <text:p>මෙම ඒකකයෙන් බුදු දහමින් ලද දායාද, බුදු දහමින් සදාචාරාවත් ජන සාමාජයක් ගොඩනැගුණු අයුරු පැහැදිලි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සංඝමිත්තා තෙරණින් වහන්සේ ශ්‍රී ලංකාවට ජය ශ්‍රී මහා බෝ සමිඳු රැගෙන වැඩිය වරාය වන්නේ මින් කුමක් ද?</text:p>
          </table:table-cell>
          <table:table-cell/>
          <table:table-cell office:value-type="string" calcext:value-type="string">
            <text:p>මහාතිත්ථ වරායයි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ඹකොළ පටුන වරායයි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ගෝකණ්ණ වරායයි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ලංකා පටුන වරායය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7" calcext:value-type="float">
            <text:p>117</text:p>
          </table:table-cell>
          <table:table-cell table:number-columns-repeated="2"/>
          <table:table-cell office:value-type="string" calcext:value-type="string">
            <text:p>මෙරට භික්ෂු ශාසනය ඇරඹුණේ,</text:p>
          </table:table-cell>
          <table:table-cell/>
          <table:table-cell office:value-type="string" calcext:value-type="string">
            <text:p>අනුලා දේවිය පැවිදි වීම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ඹකොළ පටුන වරායෙනි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රිට්ඨ නම් කුමරු පැවිදි වීමෙනි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දේවිය පැවිදි වීමෙනි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8" calcext:value-type="float">
            <text:p>118</text:p>
          </table:table-cell>
          <table:table-cell table:number-columns-repeated="2"/>
          <table:table-cell office:value-type="string" calcext:value-type="string">
            <text:p>අනුරාධපුරයේ පිහිටා ඇති ථූපාරාමය ඉදිකරවන ලද්දේ කුමන රජතුමා විසින් 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ශ‍්‍රී ලංකාවේ මෙහෙණි සසුන ආරම්භ වූයේ කුමන දේවිය පැවිදි වීමෙන් ද?</text:p>
          </table:table-cell>
          <table:table-cell/>
          <table:table-cell office:value-type="string" calcext:value-type="string">
            <text:p>අනුලා බිසව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්වර්ණපාලී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ශාරීරික චෛත්‍යය යනු</text:p>
          </table:table-cell>
          <table:table-cell/>
          <table:table-cell office:value-type="string" calcext:value-type="string">
            <text:p>වෙහෙර වහන්සේ මූලික කරගෙන ස්තූප අංග සහ චේතියඝර නිර්මාණ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ෝධීන් වහන්සේ වටා ඉදි වූ බෝධිඝර නිර්මාණ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ිළිම වහන්සේ, පටිමාඝර ආදි ගෘහ නිර්මා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ඳකඩපහණ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ුනරීක්ෂණ (Q&amp;A)</text:p>
          </table:table-cell>
          <table:table-cell table:style-name="ce4" office:value-type="string" calcext:value-type="string">
            <text:p>මෙම පුනරීක්ෂණය මගින් අපේ අභීත රජවරු යන පාඩම තවදුරටත් ආවරණය කෙරේ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පණ්ඩුකාභය රජු අනුරාධගාමය අනුරාධ පුරය බවට පත් කිරීමට කළ කාර්යයක් නොවන්නේ,</text:p>
          </table:table-cell>
          <table:table-cell/>
          <table:table-cell office:value-type="string" calcext:value-type="string">
            <text:p>ප‍්‍රදේශය වටා සීමාව ලකුණු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ථූපාරාමය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ාජධානිය වටා ආරක්‍ෂාවට දිය අගලක් ඉදි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‍්‍රධාන දිශා හතරේ දොරටු හතරක් ඉදි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2"/>
          <table:table-cell office:value-type="string" calcext:value-type="string">
            <text:p>ථූපාරාමය ඉදිකිරීමට සම්බන්ධ ප‍්‍රකාශයක් නොවන්නේ,</text:p>
          </table:table-cell>
          <table:table-cell/>
          <table:table-cell office:value-type="string" calcext:value-type="string">
            <text:p>දකුණු අකු ධාතුව තැන්පත්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සභ රජු වටදාගෙයක් ඉදි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ල් යුගයේ ධාන්‍යාකාර වීම පසු කාලයේ ඝණ්ඨාකාර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ටී ධාතුව තැන්පත් කර තිබ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3" calcext:value-type="float">
            <text:p>123</text:p>
          </table:table-cell>
          <table:table-cell table:number-columns-repeated="2"/>
          <table:table-cell office:value-type="string" calcext:value-type="string">
            <text:p>මිහිඳු මහරහතන් වහන්සේ සමග ලංකාවට වැඩම කළ රහතන් වහන්සේ නමක් නොවන්නේ,</text:p>
          </table:table-cell>
          <table:table-cell/>
          <table:table-cell office:value-type="string" calcext:value-type="string">
            <text:p>ඉට්ඨ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උත්ති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ම්බ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ූලහත්ථ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4" calcext:value-type="float">
            <text:p>124</text:p>
          </table:table-cell>
          <table:table-cell table:number-columns-repeated="2"/>
          <table:table-cell office:value-type="string" calcext:value-type="string">
            <text:p>දේවානම්පියතිස්ස රජු දවස සිදු වූ වැදගත් ඵෙතිහාසික සිද්ධියක් නොවන්නේ,</text:p>
          </table:table-cell>
          <table:table-cell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හිඳු මහ රහතන්වහන්සේ මිහින්තලයට වැඩම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ංඝමිත්තා තෙරණිය වැඩම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ශ‍්‍රී මහා බෝධිය වැඩම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ථූපාරාමය ඉදිකිරීමට සම්බන්ධ ප‍්‍රකාශය නොවන්නේ,</text:p>
          </table:table-cell>
          <table:table-cell/>
          <table:table-cell office:value-type="string" calcext:value-type="string">
            <text:p>දකුණු අකු ධාතුව තැන්පත්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ල් යුගයේ ධාන්‍යාකාර වීම පසු කාලයේ ඝණ්ටාකාර ව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මස්ත ලෝකයෙන් ම ඉදි වූ විශාල ම ගඩොළු ස්තූපය ව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සභ රජු වටදාගෙයක් ඉදි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පස්වන පාඩම අපේ අභීත රජවරු /දුටුගැමුණු රජතුමා</text:p>
          </table:table-cell>
          <table:table-cell table:style-name="ce4" office:value-type="string" calcext:value-type="string">
            <text:p>මෙම ඒකකයෙන් දුටුගැමුණු රජතුමාගේ ළමා කාලය, සමකාලීන අභියෝග ජය ගැනීමට කාවන්තිස්ස රජතුමා ගත් පියවර, දුටුගැමුණු රජතුමා රට එක්සේසත් කිරීම සහ රජතුමාගෙන් ඉටු වූ සාසනික සේවය විස්තර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string" calcext:value-type="string">
            <text:p>දුටුගැමුණු රජතුමාගේ පියාගේ නම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රජු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වන්තිස්ස රජතුමා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දුටුගැමුණු රජතුමාගේ මවගේ නම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හාරමහා දේවිය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දුටුගැමුණු රජතුමාගේ සහෝදරයාගේ නම,</text:p>
          </table:table-cell>
          <table:table-cell/>
          <table:table-cell office:value-type="string" calcext:value-type="string">
            <text:p>තිස්ස ය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29" calcext:value-type="float">
            <text:p>129</text:p>
          </table:table-cell>
          <table:table-cell table:number-columns-repeated="2"/>
          <table:table-cell office:value-type="string" calcext:value-type="string">
            <text:p>කාවන්තිස්ස රජ පවුල ජීවත් වූයේ ,</text:p>
          </table:table-cell>
          <table:table-cell/>
          <table:table-cell office:value-type="string" calcext:value-type="string">
            <text:p>මාගම රාජධානියේ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නුරාධපුර රාජධානිය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ොළොන්නරුව රාජධානිය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යාපහුව රාජධානිය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රුහුණේ මාගම රාජ්‍යය ආරම්භ කළේ,</text:p>
          </table:table-cell>
          <table:table-cell/>
          <table:table-cell office:value-type="string" calcext:value-type="string">
            <text:p>දේවානම්පියතිස්ස රජ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ීඝගාමිණී කුමරු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ානාග යුවරජ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වන්තිස්ස රජතුමා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වළගම්බා රජතුමා</text:p>
          </table:table-cell>
          <table:table-cell table:style-name="ce4" office:value-type="string" calcext:value-type="string">
            <text:p>මෙම ඒකකයෙන් වළගම්බා රජතුමා රාජ්‍යත්වයට පත් වූ ආකාරය, වළගම්බා රජුගේ සාසනික සේවාව සහ වළගම්බා චරිතයෙන් ගත හැකි ආදර්ශ පෙන්වා දෙ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වළගම්බා රජුගේ සහෝදරයාගේ නම,</text:p>
          </table:table-cell>
          <table:table-cell/>
          <table:table-cell office:value-type="string" calcext:value-type="string">
            <text:p>ඛල්ලාටනාග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ාරත්තක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වළගම්බා රජුගේ අගමෙහෙසිය වූයේ,</text:p>
          </table:table-cell>
          <table:table-cell/>
          <table:table-cell office:value-type="string" calcext:value-type="string">
            <text:p>අනුලා බිසව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චිත‍්‍රා කුමරිය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ිහාරමහා දේවිය 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ෝමා දේවිය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3" calcext:value-type="float">
            <text:p>133</text:p>
          </table:table-cell>
          <table:table-cell table:number-columns-repeated="2"/>
          <table:table-cell office:value-type="string" calcext:value-type="string">
            <text:p>වළගම්බා රජු මුහුණ දුන් අභියෝගයක් නොවන්නේ,</text:p>
          </table:table-cell>
          <table:table-cell/>
          <table:table-cell office:value-type="string" calcext:value-type="string">
            <text:p>රුහුණේ තිස්ස බ‍්‍රාහ්මණයාගේ කැරැල්ල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කූණු ඉන්දියාවෙන් පැමිණි ආක‍්‍රමණිකයන්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බැමිණිතියා සාය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එළාර ආක‍්‍රමණ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4" calcext:value-type="float">
            <text:p>134</text:p>
          </table:table-cell>
          <table:table-cell table:number-columns-repeated="2"/>
          <table:table-cell office:value-type="string" calcext:value-type="string">
            <text:p>දකූණු ඉන්දියානු සත් ද්‍රවිඩයින්ගෙන් කෙනෙක් නොවන්නේ ,</text:p>
          </table:table-cell>
          <table:table-cell/>
          <table:table-cell office:value-type="string" calcext:value-type="string">
            <text:p>බාහි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ල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නයමාර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ූලහත්ථ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අනුරාධපුරයේ පිහිටා ඇති අභයගිරි දාගැබ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වසභ රජතුමා</text:p>
          </table:table-cell>
          <table:table-cell table:style-name="ce4" office:value-type="string" calcext:value-type="string">
            <text:p>මෙම ඒකකයෙන් වසභ රජතුමා රාජ්‍යත්වයට පත් වූ අයුරු, වසභ රජතුමාගේ පාලනය සහ ආර්ථික සේවාව පැහැදිලි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වසභ රජතුමා අයත් වන්නේ</text:p>
          </table:table-cell>
          <table:table-cell/>
          <table:table-cell office:value-type="string" calcext:value-type="string">
            <text:p>ලම්බකර්ණ වංසයට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ෝරිය වංසයට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ලිංග වංසයට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ාම වංසයට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7" calcext:value-type="float">
            <text:p>137</text:p>
          </table:table-cell>
          <table:table-cell table:number-columns-repeated="2"/>
          <table:table-cell office:value-type="string" calcext:value-type="string">
            <text:p>"වල්ලිපුරම් රන්පත් ඉරුව"යන ලේඛනයේ ලියා ඇත්තේ කුමක් ගැනද? </text:p>
          </table:table-cell>
          <table:table-cell/>
          <table:table-cell office:value-type="string" calcext:value-type="string">
            <text:p>සිත්නරුබිම් බුදල්නා ගැන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ඉසිගිරිය ඇමතිවරයා විහාරයක් ඉදිකල බවය. 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ලම්භකරණ රජ වංශය ගැන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හසෙන් රජතුමා වැව් දහසක් ඉදිකළ බව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138" calcext:value-type="float">
            <text:p>138</text:p>
          </table:table-cell>
          <table:table-cell table:number-columns-repeated="2"/>
          <table:table-cell office:value-type="string" calcext:value-type="string">
            <text:p>මහවිලච්චිය වැව අතීතයේ හැඳින්වූ නම</text:p>
          </table:table-cell>
          <table:table-cell/>
          <table:table-cell office:value-type="string" calcext:value-type="string">
            <text:p>වල්ලූරවාපි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ඛානු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යෙන්ති වැ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ාතමංගණ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39" calcext:value-type="float">
            <text:p>139</text:p>
          </table:table-cell>
          <table:table-cell table:number-columns-repeated="2"/>
          <table:table-cell office:value-type="string" calcext:value-type="string">
            <text:p>ඇළහැර ඇළ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text:s/>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1"/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බුදු දහමේ දියුණුවට වසභ රජතුමා විසින් කරන ලද සේවයක් නොවන්නේ</text:p>
          </table:table-cell>
          <table:table-cell/>
          <table:table-cell office:value-type="string" calcext:value-type="string">
            <text:p>ථූපාරාම දැගැබට වටදා ගෙයක්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ඉසුරුමුණි විහාරයේ පොහොය ගෙයක්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තිස්සමහාරාමයේ පිහිටි සිතුල්පව්ව විහාරයේ දාගැබ් ඉදි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මහසෙන් රජතුමා</text:p>
          </table:table-cell>
          <table:table-cell table:style-name="ce4" office:value-type="string" calcext:value-type="string">
            <text:p>මෙම ඒකකයෙන් මහසෙන් රජතුමාගේ වාරි සේවාව, ඉදිකිරීම් ශිල්පීය දක්‍ෂතාවය සහ ආගමික සේවාව විස්තර කර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string" calcext:value-type="string">
            <text:p>මහසෙන් රජතුමාගේ පියාගේ නම,</text:p>
          </table:table-cell>
          <table:table-cell/>
          <table:table-cell office:value-type="string" calcext:value-type="string">
            <text:p>ගෝඨාභය රජතුමා ය 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ීඝගාමිණී කුමර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රජු ය 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ුටුගැමුණු රජු 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මහසෙන් රජතුමාගේ සහෝදරයාගේ නම,</text:p>
          </table:table-cell>
          <table:table-cell/>
          <table:table-cell office:value-type="string" calcext:value-type="string">
            <text:p>ජෙට්ඨතිස්ස ය 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ගාමිණී ය 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ය 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පණ්ඩුලය.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ජේතවනාරාමය දාගැබ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හසෙන් රජතුමා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ුටුගැමුණු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මින්නේරි වැව අතීතයේ හැඳින්වූ නම ,</text:p>
          </table:table-cell>
          <table:table-cell/>
          <table:table-cell office:value-type="string" calcext:value-type="string">
            <text:p>වල්ලූරවාපි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ඛානුවැව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ිණිහිර වැව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ාතමංගණ වැව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බුදු දහමේ දියුණුවට මහසෙන් රජතුමා විසින් කරන ලද සේවයක් නොවන්නේ ,</text:p>
          </table:table-cell>
          <table:table-cell/>
          <table:table-cell office:value-type="string" calcext:value-type="string">
            <text:p>මින්නේරි විහාරය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ෝකණ්ණ විහාරය ඉදි කිරීම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ඒකාපිල්ල විහාරය ඉදි කිරීම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අභයගිරි දාගැබ ඉදිකිරීම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story-06-t3-l05-ep1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අපේ අභීත රජවරු </text:p>
          </table:table-cell>
          <table:table-cell table:style-name="ce4" office:value-type="string" calcext:value-type="string">
            <text:p>ධාතුසේන රජතුමා</text:p>
          </table:table-cell>
          <table:table-cell table:style-name="ce4" office:value-type="string" calcext:value-type="string">
            <text:p>මෙම ඒකකයෙන් ධාතුසේන රජතුමා රාජ්‍යත්වයට පත් වූ ආකාරය, ධාතුසේන රාජ්‍ය සමයේ පැවති ආර්ථික කටයුතු සහ ධාතුසේන රජතුමා ගේ ආගමික සේවාව පහදයි.</text:p>
          </table:table-cell>
          <table:table-cell table:style-name="ce5" office:value-type="time" office:time-value="PT01H00M00S" calcext:value-type="time">
            <text:p>1:00:00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string" calcext:value-type="string">
            <text:p>ධාතුසේන රජතුමා අයත් වන්නේ,</text:p>
          </table:table-cell>
          <table:table-cell/>
          <table:table-cell office:value-type="string" calcext:value-type="string">
            <text:p>ලම්බකර්ණ වංසයට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ෞර්ය වංසයට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කාලිංග වංසයට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රාම වංසයට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7" calcext:value-type="float">
            <text:p>147</text:p>
          </table:table-cell>
          <table:table-cell table:number-columns-repeated="2"/>
          <table:table-cell office:value-type="string" calcext:value-type="string">
            <text:p>ධාතුසේන රජතුමාගේ පියාගේ නම,</text:p>
          </table:table-cell>
          <table:table-cell/>
          <table:table-cell office:value-type="string" calcext:value-type="string">
            <text:p>ගෝඨාභය රජතුමා ය 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ාඨානාම ය.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මුටසීව රජු ය 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දුටුගැමුණු රජු ය.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8" calcext:value-type="float">
            <text:p>148</text:p>
          </table:table-cell>
          <table:table-cell table:number-columns-repeated="2"/>
          <table:table-cell office:value-type="string" calcext:value-type="string">
            <text:p>ධාතුසේන රජතුමාගේ සහෝදරයාගේ නම,</text:p>
          </table:table-cell>
          <table:table-cell/>
          <table:table-cell office:value-type="string" calcext:value-type="string">
            <text:p>ජෙට්ඨතිස්ස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ගාමිණී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මුටසීව ය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සලතිස්බෝ ය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49" calcext:value-type="float">
            <text:p>149</text:p>
          </table:table-cell>
          <table:table-cell table:number-columns-repeated="2"/>
          <table:table-cell office:value-type="string" calcext:value-type="string">
            <text:p>යෝධ ඇළ ඉදිකරවන ලද්දේ කුමන රජතුමා විසින්ද?</text:p>
          </table:table-cell>
          <table:table-cell/>
          <table:table-cell office:value-type="string" calcext:value-type="string">
            <text:p>වසභ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දේවානම්පියතිස්ස රජ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වළගම්බා රජු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ධාතුසේන රජු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1"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දකූණු ඉන්දියානු ෂඞ් ද්‍රවිඩයින්ගෙන් කෙනෙක් නොවන්නේ,</text:p>
          </table:table-cell>
          <table:table-cell/>
          <table:table-cell office:value-type="string" calcext:value-type="string">
            <text:p>පාරින්ද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ණ්ඩු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ඛුද්ද පාරින්ද 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පූලහත්ථ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06"/>
        </table:table-row>
        <table:table-row table:style-name="ro3">
          <table:table-cell table:style-name="ce8" office:value-type="float" office:value="25" calcext:value-type="float">
            <text:p>25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istory-06-t1-l02-ep1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පුනරීක්ෂණ</text:p>
          </table:table-cell>
          <table:table-cell table:style-name="ce12" office:value-type="string" calcext:value-type="string">
            <text:p>මෙම පුනරීක්ෂණය මගින් ඉතිහාසය හැඳින්වීම හා ආදි මිනිසා යන පාඩම් තවදුරටත් ආවරණය කෙරේ.</text:p>
          </table:table-cell>
          <table:table-cell table:style-name="ce8" table:number-columns-repeated="8"/>
          <table:table-cell table:style-name="ce14" table:number-columns-repeated="1006"/>
        </table:table-row>
        <table:table-row table:style-name="ro3">
          <table:table-cell table:style-name="ce8" office:value-type="float" office:value="26" calcext:value-type="float">
            <text:p>26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istory-06-t1-l02-ep1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පුනරීක්ෂණ</text:p>
          </table:table-cell>
          <table:table-cell table:style-name="ce12" office:value-type="string" calcext:value-type="string">
            <text:p>මෙම පුනරීක්ෂණය මගින් ඉතිහාසය හැඳින්වීම යන පාඩමත් ආදි මිනිසා යන පාඩමත් තවදුරටත් ආවරණය කෙරේ.</text:p>
          </table:table-cell>
          <table:table-cell table:style-name="ce8" table:number-columns-repeated="8"/>
          <table:table-cell table:style-name="ce14" table:number-columns-repeated="1006"/>
        </table:table-row>
        <table:table-row table:style-name="ro3">
          <table:table-cell table:style-name="ce8" office:value-type="float" office:value="28" calcext:value-type="float">
            <text:p>28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istory-06-t2-l04-ep1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පුනරීක්ෂණ</text:p>
          </table:table-cell>
          <table:table-cell table:style-name="ce8" office:value-type="string" calcext:value-type="string">
            <text:p>මෙම පුනරීක්ෂණය මගින් ශ්‍රී ලංකාව ජනාවාස වීම පාඩම තවදුරටත් ආවරණය කෙරේ.</text:p>
          </table:table-cell>
          <table:table-cell table:style-name="ce8" table:number-columns-repeated="8"/>
          <table:table-cell table:style-name="ce14" table:number-columns-repeated="1006"/>
        </table:table-row>
        <table:table-row table:style-name="ro3">
          <table:table-cell table:style-name="ce8" office:value-type="float" office:value="29" calcext:value-type="float">
            <text:p>29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istory-06-t2-l04-ep1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පුනරීක්ෂණ</text:p>
          </table:table-cell>
          <table:table-cell table:style-name="ce8" office:value-type="string" calcext:value-type="string">
            <text:p>මෙම පුනරීක්ෂණය මගින් ලෝකයේ පැරණි ශිෂ්ටාචාර යන පාඩමත් ශ්‍රී ලංකාව ජනාවාස වීම යන පාඩමත් තවදුරටත් ආවරණය කෙරේ.</text:p>
          </table:table-cell>
          <table:table-cell table:style-name="ce8" table:number-columns-repeated="8"/>
          <table:table-cell table:style-name="ce14" table:number-columns-repeated="1006"/>
        </table:table-row>
        <table:table-row table:style-name="ro3">
          <table:table-cell table:style-name="ce8" office:value-type="float" office:value="30" calcext:value-type="float">
            <text:p>30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istory-06-t3-rev-ep11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පුනරීක්ෂණ</text:p>
          </table:table-cell>
          <table:table-cell table:style-name="ce8" office:value-type="string" calcext:value-type="string">
            <text:p>මෙම පුනරීක්ෂණය මගින් අපේ අභීත රජවරු පාඩම තවදුරටත් ආවරණය කෙරේ.</text:p>
          </table:table-cell>
          <table:table-cell table:style-name="ce8" table:number-columns-repeated="8"/>
          <table:table-cell table:style-name="ce14" table:number-columns-repeated="1006"/>
        </table:table-row>
        <table:table-row table:style-name="ro3">
          <table:table-cell table:style-name="ce8" office:value-type="float" office:value="31" calcext:value-type="float">
            <text:p>31</text:p>
          </table:table-cell>
          <table:table-cell table:style-name="ce8" office:value-type="float" office:value="2016" calcext:value-type="float">
            <text:p>201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history-06-t3-rev-ep1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පුනරීක්ෂණ</text:p>
          </table:table-cell>
          <table:table-cell table:style-name="ce8" office:value-type="string" calcext:value-type="string">
            <text:p>මෙම පුනරීක්ෂණය මගින් ඉතිහාසය හැඳින්වීම, ආදි මිනිසා, ලෝකයේ පැරණි ශිෂ්ටාචාර, ශ‍්‍රී ලංකාව ජනාවාස වීම සහ අපේ අභීත රජවරු පාඩම් තවදුරටත් ආවරණය කෙරේ.</text:p>
          </table:table-cell>
          <table:table-cell table:style-name="ce8" table:number-columns-repeated="8"/>
          <table:table-cell table:style-name="ce14" table:number-columns-repeated="1006"/>
        </table:table-row>
        <table:table-row table:style-name="ro2" table:number-rows-repeated="10479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/>
    <style:font-face style:name="Iskoola Pota1" svg:font-family="'Iskoola Pota'" style:font-family-generic="swiss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7-14T15:43:08.842907114</dc:date>
    <meta:editing-cycles>21</meta:editing-cycles>
    <meta:editing-duration>PT1H9M36S</meta:editing-duration>
    <meta:document-statistic meta:table-count="1" meta:cell-count="1893" meta:object-count="0"/>
  </office:meta>
</office:document-meta>
</file>